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st">
      <style:paragraph-properties fo:margin-left="-1.251cm" fo:margin-right="0cm" fo:text-indent="0cm" style:auto-text-indent="false"/>
    </style:style>
    <style:style style:name="P2" style:family="paragraph" style:parent-style-name="Test">
      <style:paragraph-properties fo:margin-left="1cm" fo:margin-right="0cm" fo:text-indent="0cm" style:auto-text-indent="false"/>
    </style:style>
    <style:style style:name="P3" style:family="paragraph" style:parent-style-name="Standard">
      <style:paragraph-properties fo:margin-left="1cm" fo:margin-right="0cm" fo:text-indent="0cm" style:auto-text-indent="false"/>
    </style:style>
    <style:style style:name="P4" style:family="paragraph" style:parent-style-name="Test">
      <style:paragraph-properties fo:margin-left="0cm" fo:margin-right="0cm" fo:text-indent="0cm" style:auto-text-indent="false"/>
    </style:style>
    <style:style style:name="P5" style:family="paragraph" style:parent-style-name="Standard" style:list-style-name="L2"/>
    <style:style style:name="P6" style:family="paragraph" style:parent-style-name="Standard" style:list-style-name="L2">
      <style:paragraph-properties fo:margin-left="2.501cm" fo:margin-right="0cm" fo:text-indent="-0.635cm" style:auto-text-indent="false"/>
    </style:style>
    <style:style style:name="P7" style:family="paragraph" style:parent-style-name="Test" style:list-style-name="L1">
      <style:paragraph-properties fo:margin-left="1.349cm" fo:margin-right="0cm" fo:text-indent="-0.64cm" style:auto-text-indent="false">
        <style:tab-stops/>
      </style:paragraph-properties>
    </style:style>
    <style:style style:name="P8" style:family="paragraph" style:parent-style-name="Test" style:list-style-name="L1">
      <style:paragraph-properties fo:margin-left="2.501cm" fo:margin-right="0cm" fo:text-indent="-0.635cm" style:auto-text-inden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:Default</text:p>
      <text:p text:style-name="P3">1:Default</text:p>
      <text:p text:style-name="P3">1:Default</text:p>
      <text:p text:style-name="P2">1:Test</text:p>
      <text:p text:style-name="P4">0:Test</text:p>
      <text:list xml:id="list11874930861" text:style-name="L1">
        <text:list-item>
          <text:p text:style-name="P7">1.25:Test</text:p>
        </text:list-item>
        <text:list-item>
          <text:p text:style-name="P7">1.25:Test</text:p>
        </text:list-item>
        <text:list-item>
          <text:p text:style-name="P8">2.5Test</text:p>
        </text:list-item>
        <text:list-item>
          <text:p text:style-name="P8">2.5Test</text:p>
        </text:list-item>
      </text:list>
      <text:p text:style-name="P1">-1.25:Test</text:p>
      <text:p text:style-name="Standard">0:Default</text:p>
      <text:p text:style-name="Standard">0:Default</text:p>
      <text:list xml:id="list1283043937" text:style-name="L2">
        <text:list-item>
          <text:p text:style-name="P5">1.25:No manual formatting – just the toolbar</text:p>
        </text:list-item>
        <text:list-item>
          <text:p text:style-name="P5">1.25:ditto</text:p>
        </text:list-item>
        <text:list-item>
          <text:p text:style-name="P6">2.5:via toolba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st" style:family="paragraph" style:parent-style-name="Standard">
      <style:paragraph-properties fo:margin="100%" fo:margin-left="0.979cm" fo:margin-right="0cm" fo:margin-top="0cm" fo:margin-bottom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t </meta:initial-creator>
    <meta:creation-date>2013-04-26T20:24:16</meta:creation-date>
    <dc:date>2013-04-29T03:04:26</dc:date>
    <dc:creator>pt </dc:creator>
    <meta:editing-duration>P1DT20H37M14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5" meta:word-count="29" meta:character-count="175" meta:non-whitespace-character-count="168"/>
  </office:meta>
</office:document-meta>
</file>